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Guide d’utilisation</text:p>
      <text:p text:style-name="P2"/>
      <text:p text:style-name="P3"/>
      <text:p text:style-name="P4"/>
      <text:p text:style-name="P5">Mise en route du système</text:p>
      <text:p text:style-name="P6"/>
      <text:p text:style-name="P7"/>
      <text:p text:style-name="P8">Connexion avec l’application</text:p>
      <text:p text:style-name="P9"/>
      <text:p text:style-name="P10"/>
      <text:p text:style-name="P11"><text:span text:style-name="T12">Problème pouvant être rencontré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çois Lepetit-Aimon</dc:creator>
    <meta:creation-date>2021-07-19T14:45:00Z</meta:creation-date>
    <dc:date>2021-08-16T07:43:00Z</dc:date>
    <meta:template xlink:href="Normal" xlink:type="simple"/>
    <meta:editing-cycles>2</meta:editing-cycles>
    <meta:editing-duration>PT120S</meta:editing-duration>
    <meta:document-statistic meta:page-count="1" meta:paragraph-count="1" meta:word-count="17" meta:character-count="113" meta:row-count="1" meta:non-whitespace-character-count="97"/>
  </office:meta>
</office:document-meta>
</file>